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acterística</text:p>
          </table:table-cell>
          <table:table-cell office:value-type="string" table:style-name="ce1">
            <text:p>Paquetes anidados</text:p>
          </table:table-cell>
          <table:table-cell office:value-type="string" table:style-name="ce1">
            <text:p>Árboles de directori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ganización del código</text:p>
          </table:table-cell>
          <table:table-cell office:value-type="string" table:style-name="ce1">
            <text:p>Los paquetes anidados permiten organizar el código en una estructura jerárquica, lo que puede facilitar la comprensión y el mantenimiento del código.</text:p>
          </table:table-cell>
          <table:table-cell office:value-type="string" table:style-name="ce1">
            <text:p>Los árboles de directorios también permiten organizar los archivos de manera jerárquica, pero no tienen ninguna implicación en términos de organización del código en Pytho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ortación de módulos</text:p>
          </table:table-cell>
          <table:table-cell office:value-type="string" table:style-name="ce1">
            <text:p>Los módulos dentro de un paquete anidado pueden ser importados utilizando la sintaxis de importación de Python.</text:p>
          </table:table-cell>
          <table:table-cell office:value-type="string" table:style-name="ce1">
            <text:p>Los archivos en un árbol de directorios no se pueden importar directamente a menos que estén en el directorio actual o en el PYTHONPAT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ivo init.py</text:p>
          </table:table-cell>
          <table:table-cell office:value-type="string" table:style-name="ce1">
            <text:p>Cada paquete (directorio) en un paquete anidado debe contener un archivo __init__.py, que se ejecuta cuando se importa el paquete.</text:p>
          </table:table-cell>
          <table:table-cell office:value-type="string" table:style-name="ce1">
            <text:p>Los árboles de directorios no requieren ningún archivo __init__.py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utilización del código</text:p>
          </table:table-cell>
          <table:table-cell office:value-type="string" table:style-name="ce1">
            <text:p>Los paquetes anidados facilitan la reutilización del código, ya que los módulos pueden ser importados y utilizados en diferentes partes del código.</text:p>
          </table:table-cell>
          <table:table-cell office:value-type="string" table:style-name="ce1">
            <text:p>Aunque los archivos en un árbol de directorios pueden ser reutilizados, no es tan directo como con los paquetes anidados.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5-28T20:52:13Z</meta:creation-date>
    <dc:date>2024-05-28T20:52:13Z</dc:date>
  </office:meta>
</office:document-meta>
</file>